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f25" officeooo:paragraph-rsid="0007ff25"/>
    </style:style>
    <style:style style:name="P2" style:family="paragraph" style:parent-style-name="Standard">
      <style:text-properties officeooo:rsid="0007ff25" officeooo:paragraph-rsid="000ec631"/>
    </style:style>
    <style:style style:name="P3" style:family="paragraph" style:parent-style-name="Standard">
      <style:text-properties officeooo:rsid="00085930" officeooo:paragraph-rsid="00085930"/>
    </style:style>
    <style:style style:name="P4" style:family="paragraph" style:parent-style-name="Standard">
      <style:text-properties officeooo:rsid="000bb66b" officeooo:paragraph-rsid="000bb66b"/>
    </style:style>
    <style:style style:name="P5" style:family="paragraph" style:parent-style-name="Standard">
      <style:text-properties officeooo:rsid="000f23b8" officeooo:paragraph-rsid="000f23b8"/>
    </style:style>
    <style:style style:name="P6" style:family="paragraph" style:parent-style-name="Standard">
      <style:text-properties officeooo:rsid="0010911d" officeooo:paragraph-rsid="0010911d"/>
    </style:style>
    <style:style style:name="T1" style:family="text">
      <style:text-properties officeooo:rsid="000c2959"/>
    </style:style>
    <style:style style:name="T2" style:family="text">
      <style:text-properties officeooo:rsid="000f23b8"/>
    </style:style>
    <style:style style:name="T3" style:family="text">
      <style:text-properties officeooo:rsid="00109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292.96, Y0, Z0</text:p>
      <text:p text:style-name="P1">X201.91, Y-147.16, Z0</text:p>
      <text:p text:style-name="P1">X0, Y-199.19, Z0</text:p>
      <text:p text:style-name="P3">X216.18, Y201.65, Z0</text:p>
      <text:p text:style-name="P3"/>
      <text:p text:style-name="P4">X110.34, Y<text:span text:style-name="T1">1</text:span>87.63, Z153.78</text:p>
      <text:p text:style-name="P2">X<text:span text:style-name="T2">100.39</text:span>, Y<text:span text:style-name="T2">100.39</text:span>, Z<text:span text:style-name="T2">115,33</text:span></text:p>
      <text:p text:style-name="P5">X100.1 , Y0, Z77.12</text:p>
      <text:p text:style-name="P6">X221.1, Y<text:span text:style-name="T3">216.48</text:span> Z<text:span text:style-name="T3">38.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12:25.107172563</meta:creation-date>
    <dc:date>2019-10-09T17:27:52.831326469</dc:date>
    <meta:editing-duration>PT15M2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5" meta:character-count="163" meta:non-whitespace-character-count="146"/>
  </office:meta>
</office:document-meta>
</file>